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482"/>
    </style:style>
    <style:style style:name="P2" style:family="paragraph" style:parent-style-name="Standard">
      <style:text-properties officeooo:paragraph-rsid="00123cf6"/>
    </style:style>
    <style:style style:name="P3" style:family="paragraph" style:parent-style-name="Standard">
      <style:text-properties fo:font-size="11pt" fo:font-style="normal" officeooo:paragraph-rsid="00104482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margin-left="0cm" fo:text-indent="0cm" style:auto-text-indent="false"/>
      <style:text-properties officeooo:paragraph-rsid="00104482"/>
    </style:style>
    <style:style style:name="P5" style:family="paragraph" style:parent-style-name="Standard" style:list-style-name="L1">
      <style:text-properties fo:font-style="normal" officeooo:rsid="0013587e" officeooo:paragraph-rsid="0013587e" style:font-style-asian="normal" style:font-style-complex="normal"/>
    </style:style>
    <style:style style:name="T1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1pt" fo:font-style="normal" style:font-size-asian="11pt" style:font-style-asian="normal" style:font-size-complex="11pt" style:font-style-complex="normal"/>
    </style:style>
    <style:style style:name="T3" style:family="text">
      <style:text-properties fo:font-size="11pt" fo:font-style="normal" officeooo:rsid="00104482" style:font-size-asian="11pt" style:font-style-asian="normal" style:font-size-complex="11pt" style:font-style-complex="normal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normal" officeooo:rsid="00123cf6" style:font-size-asian="11pt" style:font-style-asian="normal" style:font-size-complex="11pt" style:font-style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0000" loext:opacity="100%"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ff0000" loext:opacity="100%" style:font-name="Calibri Light" fo:font-size="11pt" fo:font-style="italic" style:font-name-asian="Calibri Light1" style:font-size-asian="11pt" style:font-style-asian="italic" style:font-name-complex="Calibri Light1" style:font-size-complex="11pt" style:font-style-complex="italic"/>
    </style:style>
    <style:style style:name="T9" style:family="text">
      <style:text-properties fo:color="#ff0000" loext:opacity="100%" style:font-name="Calibri Light" fo:font-size="11pt" style:font-name-asian="Calibri Light1" style:font-size-asian="11pt" style:font-name-complex="Calibri Light1" style:font-size-complex="11pt"/>
    </style:style>
    <style:style style:name="T10" style:family="text">
      <style:text-properties fo:color="#000000" loext:opacity="100%" style:font-name="Calibri Light" fo:font-size="11pt" style:font-name-asian="Calibri Light1" style:font-size-asian="11pt" style:font-name-complex="Calibri Light1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oint-by-point Response to Reviewer Comments</text:span></text:p>
      <text:p text:style-name="P2" loext:marker-style-name="T2"><text:span text:style-name="T2">We thank the reviewers for taking the time to read over and give constructive feedback on </text:span><text:span text:style-name="T3">our</text:span><text:span text:style-name="T2"> paper titled </text:span><text:span text:style-name="T4">“Experimental and theoretical evidence of universality in superfluid vortex reconnections",</text:span><text:span text:style-name="T2"> </text:span><text:span text:style-name="T5">submitted to PNAS. Please see below the point-by-point response to the comments made by the reviewers.</text:span></text:p>
      <text:p text:style-name="P3" loext:marker-style-name="T2"/>
      <text:p text:style-name="P1" loext:marker-style-name="T6"><text:span text:style-name="T6">Reviewer 1 Corrections</text:span></text:p>
      <text:p text:style-name="P4" loext:marker-style-name="T7"><text:span text:style-name="T8"/></text:p>
      <text:list text:style-name="L1">
        <text:list-item>
          <text:p text:style-name="P5" loext:marker-style-name="T7"><text:span text:style-name="T9">1 | 1 | 57 – </text:span><text:span text:style-name="T10">Fixed typo</text:span></text:p>
        </text:list-item>
        <text:list-item>
          <text:p text:style-name="P5" loext:marker-style-name="T7"><text:span text:style-name="T10">1 | 1 | 58/59 – Fixed typo</text:span></text:p>
        </text:list-item>
        <text:list-item>
          <text:p text:style-name="P5" loext:marker-style-name="T7"><text:span text:style-name="T10">2 | Figure 1 – Emphasised that it is the vortex cores which are represented by the visualisation of red tubes.</text:span></text:p>
        </text:list-item>
        <text:list-item>
          <text:p text:style-name="P5" loext:marker-style-name="T7"><text:span text:style-name="T1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0:34:48.513822618</meta:creation-date>
    <dc:date>2025-03-20T16:10:14.686915748</dc:date>
    <meta:editing-duration>PT18M48S</meta:editing-duration>
    <meta:editing-cycles>3</meta:editing-cycles>
    <meta:generator>LibreOffice/24.8.1.2$Linux_X86_64 LibreOffice_project/480$Build-2</meta:generator>
    <meta:document-statistic meta:table-count="0" meta:image-count="0" meta:object-count="0" meta:page-count="1" meta:paragraph-count="7" meta:word-count="91" meta:character-count="534" meta:non-whitespace-character-count="450"/>
  </office:meta>
</office:document-meta>
</file>